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lin de Fonclare</text:p>
      <text:p text:style-name="Standard">Julien Gaubil</text:p>
      <text:p text:style-name="Standard">Mou Ran</text:p>
      <text:p text:style-name="Standard">Alexandre Millet</text:p>
      <text:p text:style-name="Standard">Alexandre Ramo</text:p>
      <text:p text:style-name="Standard"/>
      <text:list xml:id="list174369320" text:style-name="WWNum1">
        <text:list-item>
          <text:p text:style-name="P2"><text:span text:style-name="T1">Cahier des charges</text:span></text:p>
        </text:list-item>
      </text:list>
      <text:p text:style-name="P1"/>
      <text:p text:style-name="Standard">Le projet web du groupe B doit proposer une carte de l'Asie, avec des points d'intérêt cliquables correspondant à la capitale de chaque pays. Lorsque l'on clique sur ledit point d'intérêt, il faut avoir accès au nom du pays, son drapeau, sa capitale et les coordonnées GPS de la capitale.</text:p>
      <text:p text:style-name="Standard"/>
      <text:p text:style-name="Standard">Le site sera hébergé en local sur un serveur créé via un script Python, et sera codé en HTML/CSS. Il s'appuiera sur une base de données des différents pays créée sur MySQL, qui affichera le pays de notre choix via des requêtes. La carte utilisée sera celle de Google Maps, et elle devra adapter son affichage à l'utilis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123" meta:character-count="699" meta:non-whitespace-character-count="585"/>
    <meta:generator>LibreOfficeDev/6.0.5.2$Linux_X86_64 LibreOffice_project/</meta:generator>
  </office:meta>
</office:document-meta>
</file>